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12C165ECDD98FF5728F.png" manifest:media-type="image/png"/>
  <manifest:file-entry manifest:full-path="Pictures/10000000000003F6000003EAC9D83EE8BFA1BD6D.png" manifest:media-type="image/png"/>
  <manifest:file-entry manifest:full-path="Pictures/100000000000040B000003EAC60ABBFA7D0D00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18pt" style:font-size-complex="18pt"/>
    </style:style>
    <style:style style:name="P3" style:family="paragraph">
      <loext:graphic-properties draw:fill="none" draw:fill-color="#ffffff"/>
      <style:text-properties fo:font-size="22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13cm" svg:height="11.824cm" svg:x="1.8cm" svg:y="0.576cm">
          <draw:image xlink:href="Pictures/100000000000040B000003EAC60ABBFA7D0D0057.png" xlink:type="simple" xlink:show="embed" xlink:actuate="onLoad">
            <text:p/>
          </draw:image>
        </draw:frame>
        <draw:frame draw:style-name="gr1" draw:text-style-name="P1" draw:layer="layout" svg:width="11.535cm" svg:height="11.4cm" svg:x="15.3cm" svg:y="0.6cm">
          <draw:image xlink:href="Pictures/10000000000003F6000003EAC9D83EE8BFA1BD6D.png" xlink:type="simple" xlink:show="embed" xlink:actuate="onLoad">
            <text:p/>
          </draw:image>
        </draw:frame>
        <draw:frame draw:style-name="gr2" draw:text-style-name="P3" draw:layer="layout" svg:width="1.277cm" svg:height="1.119cm" svg:x="0.6cm" svg:y="1.2cm">
          <draw:text-box>
            <text:p text:style-name="P2"><text:span text:style-name="T1">A)</text:span></text:p>
          </draw:text-box>
        </draw:frame>
        <draw:frame draw:style-name="gr2" draw:text-style-name="P3" draw:layer="layout" svg:width="1.277cm" svg:height="1.119cm" svg:x="14.101cm" svg:y="1.2cm">
          <draw:text-box>
            <text:p text:style-name="P2"><text:span text:style-name="T1">B)</text:span></text:p>
          </draw:text-box>
        </draw:frame>
        <draw:frame draw:style-name="gr1" draw:text-style-name="P1" draw:layer="layout" svg:width="26.457cm" svg:height="7.937cm" svg:x="0.743cm" svg:y="12.463cm">
          <draw:image xlink:href="Pictures/10000000000003E80000012C165ECDD98FF572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08:47:17.863982026</meta:creation-date>
    <dc:date>2019-09-11T08:59:54.791914895</dc:date>
    <meta:editing-duration>PT12M37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